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93cm"/>
    </style:style>
    <style:style style:name="co5" style:family="table-column">
      <style:table-column-properties fo:break-before="auto" style:column-width="1.669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color="#800000" fo:font-size="13pt" fo:language="zxx" fo:country="none" style:font-name-asian="Lucida Sans Unicode" style:font-size-asian="13pt" style:language-asian="en" style:country-asian="US" style:font-size-complex="13pt" style:language-complex="en" style:country-complex="US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시트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number-columns-repeated="5" table:default-cell-style-name="ce4"/>
        <table:table-column table:style-name="co3" table:number-columns-repeated="247" table:default-cell-style-name="Default"/>
        <table:table-row table:style-name="ro1">
          <table:table-cell table:style-name="ce1" office:value-type="string">
            <text:p>탬플릿이름</text:p>
          </table:table-cell>
          <table:table-cell table:style-name="ce1" office:value-type="string">
            <text:p>스프라이트경로</text:p>
          </table:table-cell>
          <table:table-cell table:style-name="ce1" office:value-type="string">
            <text:p>아이디</text:p>
          </table:table-cell>
          <table:table-cell table:style-name="ce1" office:value-type="string">
            <text:p>보여지는 이미지번호</text:p>
          </table:table-cell>
          <table:table-cell table:style-name="ce1" office:value-type="string">
            <text:p>인자1</text:p>
          </table:table-cell>
          <table:table-cell table:style-name="ce1" office:value-type="string">
            <text:p>인자2</text:p>
          </table:table-cell>
          <table:table-cell table:style-name="ce1" office:value-type="string">
            <text:p>인자3</text:p>
          </table:table-cell>
          <table:table-cell table:style-name="ce1" office:value-type="string">
            <text:p>인자4</text:p>
          </table:table-cell>
          <table:table-cell table:style-name="ce1" office:value-type="string">
            <text:p>인자5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road</text:p>
          </table:table-cell>
          <table:table-cell office:value-type="string">
            <text:p>.\..\..\gfx\sprites\background\map_22.sprite</text:p>
          </table:table-cell>
          <table:table-cell office:value-type="float" office:value="2300">
            <text:p>2300</text:p>
          </table:table-cell>
          <table:table-cell table:number-columns-repeated="6"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liff_nom1</text:p>
          </table:table-cell>
          <table:table-cell office:value-type="string">
            <text:p>.\..\..\gfx\sprites\background\map_22.sprite</text:p>
          </table:table-cell>
          <table:table-cell office:value-type="float" office:value="2301">
            <text:p>23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liff_nom2</text:p>
          </table:table-cell>
          <table:table-cell office:value-type="string">
            <text:p>.\..\..\gfx\sprites\background\map_22.sprite</text:p>
          </table:table-cell>
          <table:table-cell office:value-type="float" office:value="2302">
            <text:p>23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liff_nom3</text:p>
          </table:table-cell>
          <table:table-cell office:value-type="string">
            <text:p>.\..\..\gfx\sprites\background\map_22.sprite</text:p>
          </table:table-cell>
          <table:table-cell office:value-type="float" office:value="2303">
            <text:p>230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liff_nom4</text:p>
          </table:table-cell>
          <table:table-cell office:value-type="string">
            <text:p>.\..\..\gfx\sprites\background\map_22.sprite</text:p>
          </table:table-cell>
          <table:table-cell office:value-type="float" office:value="2304">
            <text:p>230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cliff_nom5</text:p>
          </table:table-cell>
          <table:table-cell office:value-type="string">
            <text:p>.\..\..\gfx\sprites\background\map_22.sprite</text:p>
          </table:table-cell>
          <table:table-cell office:value-type="float" office:value="2305">
            <text:p>230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office:value-type="string">
            <text:p>top1</text:p>
          </table:table-cell>
          <table:table-cell office:value-type="string">
            <text:p>.\..\..\gfx\sprites\background\map_22.sprite</text:p>
          </table:table-cell>
          <table:table-cell office:value-type="float" office:value="2306">
            <text:p>2306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3">
          <table:table-cell office:value-type="string">
            <text:p>top2</text:p>
          </table:table-cell>
          <table:table-cell office:value-type="string">
            <text:p>.\..\..\gfx\sprites\background\map_22.sprite</text:p>
          </table:table-cell>
          <table:table-cell office:value-type="float" office:value="2307">
            <text:p>230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top3</text:p>
          </table:table-cell>
          <table:table-cell office:value-type="string">
            <text:p>.\..\..\gfx\sprites\background\map_22.sprite</text:p>
          </table:table-cell>
          <table:table-cell office:value-type="float" office:value="2308">
            <text:p>230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su1_L</text:p>
          </table:table-cell>
          <table:table-cell office:value-type="string">
            <text:p>.\..\..\gfx\sprites\background\map_22.sprite</text:p>
          </table:table-cell>
          <table:table-cell office:value-type="float" office:value="2309">
            <text:p>230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su1_r</text:p>
          </table:table-cell>
          <table:table-cell office:value-type="string">
            <text:p>.\..\..\gfx\sprites\background\map_22.sprite</text:p>
          </table:table-cell>
          <table:table-cell office:value-type="float" office:value="2310">
            <text:p>231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su2_L</text:p>
          </table:table-cell>
          <table:table-cell office:value-type="string">
            <text:p>.\..\..\gfx\sprites\background\map_22.sprite</text:p>
          </table:table-cell>
          <table:table-cell office:value-type="float" office:value="2311">
            <text:p>231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su2_r</text:p>
          </table:table-cell>
          <table:table-cell office:value-type="string">
            <text:p>.\..\..\gfx\sprites\background\map_22.sprite</text:p>
          </table:table-cell>
          <table:table-cell office:value-type="float" office:value="2312">
            <text:p>231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su3_L</text:p>
          </table:table-cell>
          <table:table-cell office:value-type="string">
            <text:p>.\..\..\gfx\sprites\background\map_22.sprite</text:p>
          </table:table-cell>
          <table:table-cell office:value-type="float" office:value="2313">
            <text:p>231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su3_r</text:p>
          </table:table-cell>
          <table:table-cell office:value-type="string">
            <text:p>.\..\..\gfx\sprites\background\map_22.sprite</text:p>
          </table:table-cell>
          <table:table-cell office:value-type="float" office:value="2314">
            <text:p>231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su4_L</text:p>
          </table:table-cell>
          <table:table-cell office:value-type="string">
            <text:p>.\..\..\gfx\sprites\background\map_22.sprite</text:p>
          </table:table-cell>
          <table:table-cell office:value-type="float" office:value="2315">
            <text:p>231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su4_r</text:p>
          </table:table-cell>
          <table:table-cell office:value-type="string">
            <text:p>.\..\..\gfx\sprites\background\map_22.sprite</text:p>
          </table:table-cell>
          <table:table-cell office:value-type="float" office:value="2316">
            <text:p>231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su5</text:p>
          </table:table-cell>
          <table:table-cell office:value-type="string">
            <text:p>.\..\..\gfx\sprites\background\map_22.sprite</text:p>
          </table:table-cell>
          <table:table-cell office:value-type="float" office:value="2317">
            <text:p>2317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lower1</text:p>
          </table:table-cell>
          <table:table-cell office:value-type="string">
            <text:p>.\..\..\gfx\sprites\background\map_22.sprite</text:p>
          </table:table-cell>
          <table:table-cell office:value-type="float" office:value="2318">
            <text:p>2318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lower2</text:p>
          </table:table-cell>
          <table:table-cell office:value-type="string">
            <text:p>.\..\..\gfx\sprites\background\map_22.sprite</text:p>
          </table:table-cell>
          <table:table-cell office:value-type="float" office:value="2319">
            <text:p>2319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lower3</text:p>
          </table:table-cell>
          <table:table-cell office:value-type="string">
            <text:p>.\..\..\gfx\sprites\background\map_22.sprite</text:p>
          </table:table-cell>
          <table:table-cell office:value-type="float" office:value="2320">
            <text:p>2320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car1</text:p>
          </table:table-cell>
          <table:table-cell office:value-type="string">
            <text:p>.\..\..\gfx\sprites\background\map_22.sprite</text:p>
          </table:table-cell>
          <table:table-cell office:value-type="float" office:value="2321">
            <text:p>2321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car2</text:p>
          </table:table-cell>
          <table:table-cell office:value-type="string">
            <text:p>.\..\..\gfx\sprites\background\map_22.sprite</text:p>
          </table:table-cell>
          <table:table-cell office:value-type="float" office:value="2322">
            <text:p>2322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car3</text:p>
          </table:table-cell>
          <table:table-cell office:value-type="string">
            <text:p>.\..\..\gfx\sprites\background\map_22.sprite</text:p>
          </table:table-cell>
          <table:table-cell office:value-type="float" office:value="2323">
            <text:p>2323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exit_down</text:p>
          </table:table-cell>
          <table:table-cell office:value-type="string">
            <text:p>.\..\..\gfx\sprites\background\map_22.sprite</text:p>
          </table:table-cell>
          <table:table-cell office:value-type="float" office:value="2324">
            <text:p>2324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exit_up</text:p>
          </table:table-cell>
          <table:table-cell office:value-type="string">
            <text:p>.\..\..\gfx\sprites\background\map_22.sprite</text:p>
          </table:table-cell>
          <table:table-cell office:value-type="float" office:value="2325">
            <text:p>2325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exit_ob_l</text:p>
          </table:table-cell>
          <table:table-cell office:value-type="string">
            <text:p>.\..\..\gfx\sprites\background\map_22.sprite</text:p>
          </table:table-cell>
          <table:table-cell office:value-type="float" office:value="2326">
            <text:p>2326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exit_ob_r</text:p>
          </table:table-cell>
          <table:table-cell office:value-type="string">
            <text:p>.\..\..\gfx\sprites\background\map_22.sprite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u_l</text:p>
          </table:table-cell>
          <table:table-cell office:value-type="string">
            <text:p>.\..\..\gfx\sprites\background\map_22.sprite</text:p>
          </table:table-cell>
          <table:table-cell office:value-type="float" office:value="2328">
            <text:p>2328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u_r</text:p>
          </table:table-cell>
          <table:table-cell office:value-type="string">
            <text:p>.\..\..\gfx\sprites\background\map_22.sprite</text:p>
          </table:table-cell>
          <table:table-cell office:value-type="float" office:value="2329">
            <text:p>2329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zz_stol1</text:p>
          </table:table-cell>
          <table:table-cell office:value-type="string">
            <text:p>.\..\..\gfx\sprites\background\map_22.sprite</text:p>
          </table:table-cell>
          <table:table-cell office:value-type="float" office:value="2330">
            <text:p>233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office:value-type="string">
            <text:p>zz_stol2</text:p>
          </table:table-cell>
          <table:table-cell office:value-type="string">
            <text:p>.\..\..\gfx\sprites\background\map_22.sprite</text:p>
          </table:table-cell>
          <table:table-cell office:value-type="float" office:value="2331">
            <text:p>2331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office:value-type="string">
            <text:p>zz_stol3</text:p>
          </table:table-cell>
          <table:table-cell office:value-type="string">
            <text:p>.\..\..\gfx\sprites\background\map_22.sprite</text:p>
          </table:table-cell>
          <table:table-cell office:value-type="float" office:value="2332">
            <text:p>2332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office:value-type="string">
            <text:p>zz_ob_l</text:p>
          </table:table-cell>
          <table:table-cell office:value-type="string">
            <text:p>.\..\..\gfx\sprites\background\map_22.sprite</text:p>
          </table:table-cell>
          <table:table-cell office:value-type="float" office:value="2333">
            <text:p>2333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office:value-type="string">
            <text:p>zz_ob_r</text:p>
          </table:table-cell>
          <table:table-cell office:value-type="string">
            <text:p>.\..\..\gfx\sprites\background\map_22.sprite</text:p>
          </table:table-cell>
          <table:table-cell office:value-type="float" office:value="2334">
            <text:p>2334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office:value-type="string">
            <text:p>zz_obs_l</text:p>
          </table:table-cell>
          <table:table-cell office:value-type="string">
            <text:p>.\..\..\gfx\sprites\background\map_22.sprite</text:p>
          </table:table-cell>
          <table:table-cell office:value-type="float" office:value="2335">
            <text:p>2335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office:value-type="string">
            <text:p>zz_obs_r</text:p>
          </table:table-cell>
          <table:table-cell office:value-type="string">
            <text:p>.\..\..\gfx\sprites\background\map_22.sprite</text:p>
          </table:table-cell>
          <table:table-cell office:value-type="float" office:value="2336">
            <text:p>2336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office:value-type="string">
            <text:p>bil1_l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0">
            <text:p>2400</text:p>
          </table:table-cell>
          <table:table-cell table:number-columns-repeated="6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l1_r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1">
            <text:p>24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l2_l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2">
            <text:p>24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l2_r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3">
            <text:p>240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l3_l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4">
            <text:p>240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l3_r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5">
            <text:p>240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upbil1_l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6">
            <text:p>2406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upbil1_r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7">
            <text:p>240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upbil2_l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8">
            <text:p>240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upbil2_r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09">
            <text:p>240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m_bil4_l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10">
            <text:p>241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m_bil4_r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11">
            <text:p>241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m_bil5_l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12">
            <text:p>241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m_bil5_r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13">
            <text:p>241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sky1down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14">
            <text:p>241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sky2top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15">
            <text:p>241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l4_l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16">
            <text:p>241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il4_r</text:p>
          </table:table-cell>
          <table:table-cell office:value-type="string">
            <text:p>.\..\..\gfx\sprites\background\map_23.sprite</text:p>
          </table:table-cell>
          <table:table-cell table:style-name="ce3" office:value-type="float" office:value="2417">
            <text:p>2417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sky3down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0">
            <text:p>2500</text:p>
          </table:table-cell>
          <table:table-cell table:number-columns-repeated="6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sky4down_l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1">
            <text:p>25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sky4down_r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2">
            <text:p>25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a1_l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3">
            <text:p>250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a1_r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4">
            <text:p>250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a2_l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5">
            <text:p>250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a2_r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6">
            <text:p>2506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a3_l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7">
            <text:p>250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a3_r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8">
            <text:p>250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upbill3_l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09">
            <text:p>250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upbill3_r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10">
            <text:p>251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mon1_l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11">
            <text:p>251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mon1_r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12">
            <text:p>251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mon2_l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13">
            <text:p>251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mon2_r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14">
            <text:p>251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mon3_l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15">
            <text:p>251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mon3_r</text:p>
          </table:table-cell>
          <table:table-cell office:value-type="string">
            <text:p>.\..\..\gfx\sprites\background\map_24.sprite</text:p>
          </table:table-cell>
          <table:table-cell table:style-name="ce3" office:value-type="float" office:value="2516">
            <text:p>251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ilghtred</text:p>
          </table:table-cell>
          <table:table-cell office:value-type="string">
            <text:p>.\..\..\gfx\sprites\background\map_25.sprite</text:p>
          </table:table-cell>
          <table:table-cell table:style-name="Default" office:value-type="float" office:value="2600">
            <text:p>260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lightblue</text:p>
          </table:table-cell>
          <table:table-cell office:value-type="string">
            <text:p>.\..\..\gfx\sprites\background\map_25.sprite</text:p>
          </table:table-cell>
          <table:table-cell table:style-name="Default" office:value-type="float" office:value="2601">
            <text:p>260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moon</text:p>
          </table:table-cell>
          <table:table-cell office:value-type="string">
            <text:p>.\..\..\gfx\sprites\background\map_25.sprite</text:p>
          </table:table-cell>
          <table:table-cell table:style-name="Default" office:value-type="float" office:value="2602">
            <text:p>260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ani_light</text:p>
          </table:table-cell>
          <table:table-cell office:value-type="string">
            <text:p>.\..\..\gfx\sprites\background\map_25.sprite</text:p>
          </table:table-cell>
          <table:table-cell table:style-name="Default" office:value-type="float" office:value="2603">
            <text:p>2603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ani_exitgate</text:p>
          </table:table-cell>
          <table:table-cell office:value-type="string">
            <text:p>.\..\..\gfx\sprites\background\map_25.sprite</text:p>
          </table:table-cell>
          <table:table-cell table:style-name="Default" office:value-type="float" office:value="2604">
            <text:p>2604</text:p>
          </table:table-cell>
          <table:table-cell table:number-columns-repeated="2"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Normal_5f_" style:display-name="Normal_" style:family="table-cell" style:parent-style-name="Default">
      <style:table-cell-properties style:vertical-align="bottom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2009-06-12</text:date>, <text:time>17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6-12-14T14:26:19</meta:creation-date>
    <dc:date>2009-06-12T17:29:26.02</dc:date>
    <dc:language>en-GB</dc:language>
    <meta:editing-cycles>30</meta:editing-cycles>
    <meta:editing-duration>PT05H25M54S</meta:editing-duration>
    <meta:document-statistic meta:table-count="1" meta:cell-count="702" meta:object-count="0"/>
    <meta:user-defined meta:name="Info 2"/>
    <meta:user-defined meta:name="Info 3"/>
    <meta:user-defined meta:name="Info 4"/>
    <meta:user-defined meta:name="Version">11.6568</meta:user-defined>
  </office:meta>
</office:document-meta>
</file>